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dgeDirectory.getBestEdge( Vertex start , Vertex en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EdgeDirectory.getPenalty( Vertex start , Vertex en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EdgeDirectory.getDestinations( Vertex orig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EdgeDirectory.getEdges( Vertex orig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EdgeDirectory.addEdge( Edge ed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